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49cm" style:rel-column-width="1638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0*"/>
    </style:style>
    <style:style style:name="Table2.B" style:family="table-column">
      <style:table-column-properties style:column-width="4.251cm" style:rel-column-width="16387*"/>
    </style:style>
    <style:style style:name="Table2.D" style:family="table-column">
      <style:table-column-properties style:column-width="4.249cm" style:rel-column-width="16381*"/>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fo:font-weight="bold" officeooo:rsid="00037cf1" officeooo:paragraph-rsid="000668bb" style:font-weight-asian="bold" style:font-weight-complex="bold"/>
    </style:style>
    <style:style style:name="P6" style:family="paragraph" style:parent-style-name="Standard">
      <style:text-properties fo:font-weight="bold" officeooo:rsid="00037cf1" officeooo:paragraph-rsid="000d1275" style:font-weight-asian="bold" style:font-weight-complex="bold"/>
    </style:style>
    <style:style style:name="P7" style:family="paragraph" style:parent-style-name="Standard">
      <style:text-properties fo:font-weight="bold" officeooo:rsid="00043c05" officeooo:paragraph-rsid="000d4484" style:font-weight-asian="bold" style:font-weight-complex="bold"/>
    </style:style>
    <style:style style:name="P8" style:family="paragraph" style:parent-style-name="Standard">
      <style:text-properties fo:font-weight="bold" officeooo:rsid="000d4484" officeooo:paragraph-rsid="000d4484" style:font-weight-asian="bold" style:font-weight-complex="bold"/>
    </style:style>
    <style:style style:name="P9" style:family="paragraph" style:parent-style-name="Standard">
      <style:text-properties officeooo:paragraph-rsid="00043c05"/>
    </style:style>
    <style:style style:name="P10"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11"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d4484" officeooo:paragraph-rsid="00043c05" style:font-size-asian="11pt" style:font-weight-asian="normal" style:font-size-complex="11pt" style:font-weight-complex="normal"/>
    </style:style>
    <style:style style:name="P12" style:family="paragraph" style:parent-style-name="Standard">
      <style:text-properties officeooo:rsid="00043c05" officeooo:paragraph-rsid="00043c05"/>
    </style:style>
    <style:style style:name="P13" style:family="paragraph" style:parent-style-name="Standard">
      <style:text-properties officeooo:rsid="00043c05" officeooo:paragraph-rsid="00115f2c"/>
    </style:style>
    <style:style style:name="P14" style:family="paragraph" style:parent-style-name="Standard">
      <style:text-properties fo:font-weight="normal" officeooo:rsid="000409be" officeooo:paragraph-rsid="00115f2c" style:font-weight-asian="normal" style:font-weight-complex="normal"/>
    </style:style>
    <style:style style:name="P15" style:family="paragraph" style:parent-style-name="Standard">
      <style:text-properties fo:font-weight="normal" officeooo:rsid="000409be" officeooo:paragraph-rsid="000d4484" style:font-weight-asian="normal" style:font-weight-complex="normal"/>
    </style:style>
    <style:style style:name="P16" style:family="paragraph" style:parent-style-name="Standard">
      <style:text-properties fo:font-weight="normal" officeooo:rsid="00088222" officeooo:paragraph-rsid="000ad00d" style:font-weight-asian="normal" style:font-weight-complex="normal"/>
    </style:style>
    <style:style style:name="P17" style:family="paragraph" style:parent-style-name="Standard">
      <style:text-properties fo:font-weight="normal" officeooo:rsid="000d1275" officeooo:paragraph-rsid="000d1275" style:font-weight-asian="normal" style:font-weight-complex="normal"/>
    </style:style>
    <style:style style:name="P18" style:family="paragraph" style:parent-style-name="Standard">
      <style:text-properties fo:font-weight="normal" officeooo:rsid="000d1275" officeooo:paragraph-rsid="000e51a5" style:font-weight-asian="normal" style:font-weight-complex="normal"/>
    </style:style>
    <style:style style:name="P19" style:family="paragraph" style:parent-style-name="Standard">
      <style:text-properties fo:font-weight="normal" officeooo:rsid="000668bb" officeooo:paragraph-rsid="000668bb" style:font-weight-asian="normal" style:font-weight-complex="normal"/>
    </style:style>
    <style:style style:name="P20" style:family="paragraph" style:parent-style-name="Standard">
      <style:text-properties fo:font-weight="normal" officeooo:rsid="001049bb" officeooo:paragraph-rsid="001049bb" style:font-weight-asian="normal" style:font-weight-complex="normal"/>
    </style:style>
    <style:style style:name="P21" style:family="paragraph" style:parent-style-name="Standard">
      <style:text-properties fo:font-weight="normal" officeooo:rsid="00128ed1" officeooo:paragraph-rsid="00128ed1" style:font-weight-asian="normal" style:font-weight-complex="normal"/>
    </style:style>
    <style:style style:name="P22" style:family="paragraph" style:parent-style-name="Standard">
      <style:text-properties fo:font-weight="normal" officeooo:rsid="001331e8" officeooo:paragraph-rsid="00128ed1" style:font-weight-asian="normal" style:font-weight-complex="normal"/>
    </style:style>
    <style:style style:name="P23" style:family="paragraph" style:parent-style-name="Standard">
      <style:text-properties fo:font-weight="normal" officeooo:rsid="0013b42c" officeooo:paragraph-rsid="0013b42c" style:font-weight-asian="normal" style:font-weight-complex="normal"/>
    </style:style>
    <style:style style:name="P24" style:family="paragraph" style:parent-style-name="Standard">
      <style:text-properties officeooo:paragraph-rsid="000beaaf"/>
    </style:style>
    <style:style style:name="P25" style:family="paragraph" style:parent-style-name="Standard">
      <style:text-properties fo:font-size="11pt" fo:font-weight="normal" officeooo:rsid="000d4484" officeooo:paragraph-rsid="000d4484" style:font-size-asian="11pt" style:font-weight-asian="normal" style:font-size-complex="11pt" style:font-weight-complex="normal"/>
    </style:style>
    <style:style style:name="P26" style:family="paragraph" style:parent-style-name="Standard">
      <style:text-properties fo:font-size="11pt" fo:font-weight="normal" officeooo:rsid="000409be" officeooo:paragraph-rsid="000d4484" style:font-size-asian="11pt" style:font-weight-asian="normal" style:font-size-complex="11pt" style:font-weight-complex="normal"/>
    </style:style>
    <style:style style:name="P27" style:family="paragraph" style:parent-style-name="Standard">
      <style:text-properties fo:font-size="11pt" fo:font-style="italic" fo:font-weight="normal" officeooo:rsid="00128ed1" officeooo:paragraph-rsid="00128ed1" style:font-size-asian="11pt" style:font-style-asian="italic" style:font-weight-asian="normal" style:font-size-complex="11pt" style:font-style-complex="italic" style:font-weight-complex="normal"/>
    </style:style>
    <style:style style:name="P28" style:family="paragraph" style:parent-style-name="Standard">
      <style:text-properties officeooo:rsid="000fa851" officeooo:paragraph-rsid="00115f2c"/>
    </style:style>
    <style:style style:name="P29" style:family="paragraph" style:parent-style-name="Standard">
      <style:text-properties fo:font-style="normal" fo:font-weight="bold" officeooo:rsid="00128ed1" officeooo:paragraph-rsid="00128ed1" style:font-style-asian="normal" style:font-weight-asian="bold" style:font-style-complex="normal" style:font-weight-complex="bold"/>
    </style:style>
    <style:style style:name="P30" style:family="paragraph" style:parent-style-name="Standard">
      <style:paragraph-properties fo:break-before="page"/>
      <style:text-properties fo:font-weight="bold" officeooo:rsid="00043c05" officeooo:paragraph-rsid="00043c05" style:font-weight-asian="bold" style:font-weight-complex="bold"/>
    </style:style>
    <style:style style:name="P31" style:family="paragraph" style:parent-style-name="Table_20_Contents">
      <style:paragraph-properties>
        <style:tab-stops>
          <style:tab-stop style:position="1.005cm"/>
        </style:tab-stops>
      </style:paragraph-properties>
      <style:text-properties fo:font-size="11pt" officeooo:rsid="00088222" officeooo:paragraph-rsid="000d4484" style:font-size-asian="11pt" style:font-size-complex="11pt"/>
    </style:style>
    <style:style style:name="P32" style:family="paragraph" style:parent-style-name="Table_20_Contents">
      <style:paragraph-properties>
        <style:tab-stops>
          <style:tab-stop style:position="1.005cm"/>
        </style:tab-stops>
      </style:paragraph-properties>
      <style:text-properties fo:font-size="11pt" officeooo:rsid="00074a2e" officeooo:paragraph-rsid="000d4484" style:font-size-asian="11pt" style:font-size-complex="11pt"/>
    </style:style>
    <style:style style:name="P33" style:family="paragraph" style:parent-style-name="Table_20_Contents">
      <style:paragraph-properties>
        <style:tab-stops>
          <style:tab-stop style:position="1.005cm"/>
        </style:tab-stops>
      </style:paragraph-properties>
      <style:text-properties fo:font-size="11pt" officeooo:rsid="000d4484" officeooo:paragraph-rsid="000d4484" style:font-size-asian="11pt" style:font-size-complex="11pt"/>
    </style:style>
    <style:style style:name="P34" style:family="paragraph" style:parent-style-name="Table_20_Contents">
      <style:paragraph-properties fo:text-align="center" style:justify-single-word="false"/>
      <style:text-properties fo:font-size="11pt" fo:font-weight="bold" officeooo:rsid="00088222" officeooo:paragraph-rsid="000d4484" style:font-size-asian="11pt" style:font-weight-asian="bold" style:font-size-complex="11pt" style:font-weight-complex="bold"/>
    </style:style>
    <style:style style:name="P35" style:family="paragraph" style:parent-style-name="Table_20_Contents">
      <style:paragraph-properties fo:text-align="center" style:justify-single-word="false"/>
      <style:text-properties fo:font-size="11pt" fo:font-weight="bold" officeooo:rsid="000d4484" officeooo:paragraph-rsid="000d4484" style:font-size-asian="11pt" style:font-weight-asian="bold" style:font-size-complex="11pt" style:font-weight-complex="bold"/>
    </style:style>
    <style:style style:name="P36" style:family="paragraph" style:parent-style-name="Table_20_Contents">
      <style:paragraph-properties style:writing-mode="page">
        <style:tab-stops>
          <style:tab-stop style:position="1cm"/>
          <style:tab-stop style:position="1.508cm"/>
        </style:tab-stops>
      </style:paragraph-properties>
      <style:text-properties fo:font-size="11pt" officeooo:rsid="00088222" officeooo:paragraph-rsid="000d4484" style:font-size-asian="11pt" style:font-size-complex="11pt"/>
    </style:style>
    <style:style style:name="P37" style:family="paragraph" style:parent-style-name="Table_20_Contents">
      <style:paragraph-properties style:writing-mode="page">
        <style:tab-stops>
          <style:tab-stop style:position="1cm"/>
          <style:tab-stop style:position="1.508cm"/>
        </style:tab-stops>
      </style:paragraph-properties>
      <style:text-properties fo:font-size="11pt" officeooo:rsid="000a572a" officeooo:paragraph-rsid="000d4484" style:font-size-asian="11pt" style:font-size-complex="11pt"/>
    </style:style>
    <style:style style:name="P38" style:family="paragraph" style:parent-style-name="Table_20_Contents">
      <style:paragraph-properties style:writing-mode="page">
        <style:tab-stops>
          <style:tab-stop style:position="1cm"/>
          <style:tab-stop style:position="1.508cm"/>
        </style:tab-stops>
      </style:paragraph-properties>
      <style:text-properties fo:font-size="11pt" officeooo:rsid="000d4484" officeooo:paragraph-rsid="000d4484" style:font-size-asian="11pt" style:font-size-complex="11pt"/>
    </style:style>
    <style:style style:name="P39" style:family="paragraph" style:parent-style-name="Standard">
      <style:text-properties fo:font-weight="normal" officeooo:rsid="001686a6" officeooo:paragraph-rsid="000668bb" style:font-weight-asian="normal" style:font-weight-complex="normal"/>
    </style:style>
    <style:style style:name="P40" style:family="paragraph" style:parent-style-name="Standard">
      <style:text-properties fo:font-weight="normal" officeooo:rsid="001686a6" officeooo:paragraph-rsid="001686a6" style:font-weight-asian="normal" style:font-weight-complex="normal"/>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37cf1"/>
    </style:style>
    <style:style style:name="T7" style:family="text">
      <style:text-properties officeooo:rsid="000a572a"/>
    </style:style>
    <style:style style:name="T8" style:family="text">
      <style:text-properties officeooo:rsid="000beaaf"/>
    </style:style>
    <style:style style:name="T9" style:family="text">
      <style:text-properties style:text-position="super 58%" officeooo:rsid="00043c05"/>
    </style:style>
    <style:style style:name="T10" style:family="text">
      <style:text-properties officeooo:rsid="00115f2c"/>
    </style:style>
    <style:style style:name="T11" style:family="text">
      <style:text-properties officeooo:rsid="00128ed1"/>
    </style:style>
    <style:style style:name="T12" style:family="text">
      <style:text-properties officeooo:rsid="0014f3b2"/>
    </style:style>
    <style:style style:name="T13" style:family="text">
      <style:text-properties officeooo:rsid="0013b42c"/>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span text:style-name="T10">(Dice coefficient)</text:span>. </text:p>
      <text:p text:style-name="P3"/>
      <text:p text:style-name="P3"><text:span text:style-name="T2">The PPMI</text:span><text:span text:style-name="T3">alpha </text:span><text:span text:style-name="T2">function was implemented based on Jurafsky &amp; Martin (3</text:span><text:span text:style-name="T9">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12"/>
      <text:p text:style-name="P13">The Jaccard index and the Dice coefficient are strongly similar indexing measures that use weighted vector proportions to create a similarity ratio. <text:span text:style-name="T10">Our Jaccard index is calculate in a set-wise manner without regard for word counts</text:span>. Where two words share common vectors the cardinality of the intersection is divided by the cardinality of the union of the vectors. </text:p>
      <text:p text:style-name="P13"/>
      <text:p text:style-name="P13">With <text:span text:style-name="T10">the </text:span>Dice <text:span text:style-name="T10">coefficient</text:span>, <text:span text:style-name="T5">we similarly took the measure over the sets of vectors without regard for the magnitude of word counts. It is calculated as twice the cardinality of the overlapping vectors and divide by the sum of the cardinality of the two vectors. Both of these measures as implemented tend to be independent of the frequency of the terms’ co-occurrence. </text:span></text:p>
      <text:p text:style-name="P12"/>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text:p>
      <text:p text:style-name="P2"/>
      <text:p text:style-name="P28">For each set of words and for each indexing method, we sorted the word pairs by the calculated index value to get a ranked order of words. </text:p>
      <text:p text:style-name="P2"/>
      <text:p text:style-name="P4">Results</text:p>
      <text:p text:style-name="P14">When we examined our similar words, the rankings by similarity had different orderings (except between Jaccard and Dice). <text:span text:style-name="T10">The top six results for our similar and different words sets are in the appended material.</text:span></text:p>
      <text:p text:style-name="P14"/>
      <text:p text:style-name="P22">While <text:span text:style-name="T12">observing the output result, we defined a new measure metric called “absolute proportional word count difference”, which is calculated as the difference between two counts divided by the sum of their counts. Although not 100%, it could be noticed that there is a general trend that the word pairs with large similarity may have less absolute proportional difference.</text:span></text:p>
      <text:p text:style-name="P21"/>
      <text:p text:style-name="P21">In our set of similar seeming words, the order of the words differs between the cosine indexing methods and the Jaccard/Dice indexing methods. The differences appear to be caused by different proportions of word counts.</text:p>
      <text:p text:style-name="P21"/>
      <text:p text:style-name="P16">When we examined our dissimilar words, we saw <text:span text:style-name="T7">a larger</text:span> change in pair similarity <text:span text:style-name="T7">measures. The PPMI</text:span><text:span text:style-name="T3">alpha</text:span><text:span text:style-name="T7">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6"/>
      <text:p text:style-name="P5">Discussion and future directions</text:p>
      <text:p text:style-name="P18">From our investigations, it appears that for ranking of distributional similarity a measure that uses word counts will yield results that seem intuitively plausible. The <text:span text:style-name="T7">PPMI</text:span><text:span text:style-name="T3">alpha</text:span> measure provides more zeros for strongly dissimilar words; it does not promote words without a weight of word counts to <text:soft-page-break/>support it. <text:span text:style-name="T11">One draw-back is that the alpha requires tuning for application-specific results. This has not been invested in this project.</text:span></text:p>
      <text:p text:style-name="P6"/>
      <text:p text:style-name="P19">The Jaccard and Dice measures <text:span text:style-name="T13">we used </text:span>do not take into account the <text:span text:style-name="T13">word counts of the </text:span>vector elements that appear, just the count of intersecting, co-occurrent words. <text:span text:style-name="T13">We believe that the adjustment suggested by Jurafsky and Martin (Jurafsky 2016) w</text:span>ould take into account word frequencies may make the importance of common occurrence word pairs seem more distributionally similar. </text:p>
      <text:p text:style-name="P19"/>
      <text:p text:style-name="P23">One difference we noticed between the all the measures we tested was the differing slopes in the curves of the ordered results. The cosine similarity measures appear to be almost logarithmic while the Jaccard and Dice measures are closer to linear.</text:p>
      <text:p text:style-name="P39"/>
      <text:p text:style-name="P40">Ultimately, we believe cosine similarity with <text:span text:style-name="T7">PPMI</text:span><text:span text:style-name="T3">alpha </text:span><text:s/>is likely to be the best measure of those we investigated for this kind of analysis on short text. The alpha adjustment lowers the similarity penalty associated with strongly dissimilar word counts (as shown by the absolute proportional word count difference). This reduced penalty should allow for better analysis of corpora like Twitter where some word frequencies are quite low on average, but quite high for short bursts of time. The intersection occurrence of word vectors measured by Jaccard and Dice seem somewhat more suited to large bodies of text.</text:p>
      <text:p text:style-name="P19"/>
      <text:p text:style-name="P17">It may actually be more useful with Twitter analysis to not process out any small word counts nor to harshly discount them, since Twitter diction and grammar often contain multiple spellings (misspellings), and invented words specific to an event.</text:p>
      <text:p text:style-name="P17"/>
      <text:p text:style-name="P20"/>
      <text:p text:style-name="P30">Preliminary Task Output</text:p>
      <text:p text:style-name="P10">PMI check passed</text:p>
      <text:p text:style-name="P10">Getting all the word id's as a set</text:p>
      <text:p text:style-name="P10">Creating word vectors...</text:p>
      <text:p text:style-name="P10">Sort by cosine similarity</text:p>
      <text:p text:style-name="P10">0.36<text:tab/>('cat', 'dog') <text:s text:c="15"/><text:tab/>169733<text:tab/>287114</text:p>
      <text:p text:style-name="P10">0.17<text:tab/>('comput', 'mous') <text:s text:c="11"/><text:tab/>160828<text:tab/>22265</text:p>
      <text:p text:style-name="P10">0.12<text:tab/>('cat', 'mous') <text:s text:c="14"/><text:tab/>169733<text:tab/>22265</text:p>
      <text:p text:style-name="P10">0.09<text:tab/>('mous', 'dog') <text:s text:c="14"/><text:tab/>22265<text:tab/>287114</text:p>
      <text:p text:style-name="P10">0.07<text:tab/>('cat', 'comput') <text:s text:c="12"/><text:tab/>169733<text:tab/>160828</text:p>
      <text:p text:style-name="P10">0.06<text:tab/>('comput', 'dog') <text:s text:c="12"/><text:tab/>160828<text:tab/>287114</text:p>
      <text:p text:style-name="P10">0.02<text:tab/>('@justinbieber', 'dog') <text:s text:c="5"/><text:tab/>703307<text:tab/>287114</text:p>
      <text:p text:style-name="P10">0.01<text:tab/>('cat', '@justinbieber') <text:s text:c="5"/><text:tab/>169733<text:tab/>703307</text:p>
      <text:p text:style-name="P10">0.01<text:tab/>('@justinbieber', 'comput') <text:s text:c="2"/><text:tab/>703307<text:tab/>160828</text:p>
      <text:p text:style-name="P10">0.01<text:tab/>('@justinbieber', 'mous') <text:s text:c="4"/><text:tab/>703307<text:tab/>22265</text:p>
      <text:p text:style-name="P11"/>
      <text:p text:style-name="P8">Results</text:p>
      <text:p text:style-name="P25">Top six similarity pair-wise rankings of the set <text:span text:style-name="T6">{computer, pc, mac, machine, mouse, phone, apple}</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4">Cosine similarity with <text:s/><text:span text:style-name="T1">PPMI</text:span></text:p>
          </table:table-cell>
          <table:table-cell table:style-name="Table1.A1" office:value-type="string">
            <text:p text:style-name="P34">Cosine similarity with <text:s/><text:span text:style-name="T1">PPMI</text:span><text:span text:style-name="T4">alpha</text:span></text:p>
          </table:table-cell>
          <table:table-cell table:style-name="Table1.A1" office:value-type="string">
            <text:p text:style-name="P34">Jaccard index</text:p>
          </table:table-cell>
          <table:table-cell table:style-name="Table1.D1" office:value-type="string">
            <text:p text:style-name="P35">Dice coefficient</text:p>
          </table:table-cell>
        </table:table-row>
        <table:table-row>
          <table:table-cell table:style-name="Table1.A2" office:value-type="string">
            <text:p text:style-name="P32">0.40<text:tab/>('comput', 'pc')</text:p>
            <text:p text:style-name="P32">0.29<text:tab/>('pc', 'mac') <text:s text:c="8"/></text:p>
            <text:p text:style-name="P32">0.27<text:tab/>('comput', 'mac') </text:p>
            <text:p text:style-name="P32">0.20<text:tab/>('comput', 'machin') <text:s/></text:p>
            <text:p text:style-name="P32">0.18<text:tab/>('pc', 'machin') <text:s text:c="2"/></text:p>
            <text:p text:style-name="P32">0.18<text:tab/>('pc', 'mous') <text:s text:c="5"/></text:p>
          </table:table-cell>
          <table:table-cell table:style-name="Table1.A2" office:value-type="string">
            <text:p text:style-name="P31">0.26<text:tab/>('comput', 'pc') </text:p>
            <text:p text:style-name="P31">0.12<text:tab/>('pc', 'mac') </text:p>
            <text:p text:style-name="P31">0.08<text:tab/>('pc', 'mous') <text:s text:c="3"/></text:p>
            <text:p text:style-name="P31">0.08<text:tab/>('comput', 'mac') </text:p>
            <text:p text:style-name="P31">0.07<text:tab/>('mous', 'mac') <text:s text:c="5"/></text:p>
            <text:p text:style-name="P31">0.06<text:tab/>('comput', 'mous') <text:s/></text:p>
          </table:table-cell>
          <table:table-cell table:style-name="Table1.A2" office:value-type="string">
            <text:p text:style-name="P31">0.50<text:tab/>('comput', 'mac')</text:p>
            <text:p text:style-name="P31">0.50<text:tab/>('mac', 'machin') <text:s/></text:p>
            <text:p text:style-name="P31">0.49<text:tab/>('pc', 'mac') <text:s text:c="9"/></text:p>
            <text:p text:style-name="P31">0.48<text:tab/>('comput', 'machin') </text:p>
            <text:p text:style-name="P31">0.47<text:tab/>('comput', 'pc') </text:p>
            <text:p text:style-name="P31">0.47<text:tab/>('pc', 'machin') </text:p>
          </table:table-cell>
          <table:table-cell table:style-name="Table1.D2" office:value-type="string">
            <text:p text:style-name="P33">0.67<text:tab/>('comput', 'mac') </text:p>
            <text:p text:style-name="P33">0.67<text:tab/>('mac', 'machin')</text:p>
            <text:p text:style-name="P33">0.66<text:tab/>('pc', 'mac') <text:s text:c="4"/></text:p>
            <text:p text:style-name="P33">0.65<text:tab/>('comput', 'machin')</text:p>
            <text:p text:style-name="P33">0.64<text:tab/>('comput', 'pc') </text:p>
            <text:p text:style-name="P33">0.64<text:tab/>('pc', 'machin')</text:p>
          </table:table-cell>
        </table:table-row>
      </table:table>
      <text:p text:style-name="P26"/>
      <text:p text:style-name="P25">Top six similarity pair-wise rankings of the set <text:span text:style-name="T6">{cat, shovel, car, #egypt, trump, easy}</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4">Cosine similarity with <text:s/><text:span text:style-name="T1">PPMI</text:span></text:p>
          </table:table-cell>
          <table:table-cell table:style-name="Table2.A1" office:value-type="string">
            <text:p text:style-name="P34">Cosine similarity with <text:s/><text:span text:style-name="T1">PPMI</text:span><text:span text:style-name="T4">alpha</text:span></text:p>
          </table:table-cell>
          <table:table-cell table:style-name="Table2.A1" office:value-type="string">
            <text:p text:style-name="P34">Jaccard index</text:p>
          </table:table-cell>
          <table:table-cell table:style-name="Table2.D1" office:value-type="string">
            <text:p text:style-name="P35">Dice Coefficient</text:p>
          </table:table-cell>
        </table:table-row>
        <table:table-row>
          <table:table-cell table:style-name="Table2.A2" office:value-type="string">
            <text:p text:style-name="P36">0.08<text:tab/>('cat', 'car')</text:p>
            <text:p text:style-name="P36">0.08<text:tab/>('#egypt', 'trump') </text:p>
            <text:p text:style-name="P36">0.08<text:tab/>('easi', 'car') <text:s text:c="12"/></text:p>
            <text:p text:style-name="P36">0.06<text:tab/>('cat', 'easi') </text:p>
            <text:p text:style-name="P36">0.05<text:tab/>('cat', 'shovel') <text:s/></text:p>
            <text:p text:style-name="P36">0.05<text:tab/>('car', 'shovel')</text:p>
          </table:table-cell>
          <table:table-cell table:style-name="Table2.A2" office:value-type="string">
            <text:p text:style-name="P36">0.01<text:tab/>('car', 'shovel') </text:p>
            <text:p text:style-name="P36">0.01<text:tab/>('#egypt', 'trump') <text:s/></text:p>
            <text:p text:style-name="P36">0.01<text:tab/>('trump', 'shovel') <text:s text:c="2"/></text:p>
            <text:p text:style-name="P36">0.00<text:tab/>('easi', 'car') </text:p>
            <text:p text:style-name="P36">0.00<text:tab/>('#egypt', 'shovel') </text:p>
            <text:p text:style-name="P36">0.00<text:tab/>('easi', 'trump')</text:p>
          </table:table-cell>
          <table:table-cell table:style-name="Table2.A2" office:value-type="string">
            <text:p text:style-name="P37">0.51<text:tab/>('cat', 'easi')</text:p>
            <text:p text:style-name="P37">0.44<text:tab/>('easi', 'car') </text:p>
            <text:p text:style-name="P37">0.41<text:tab/>('cat', 'car') </text:p>
            <text:p text:style-name="P37">0.31<text:tab/>('#egypt', 'trump') </text:p>
            <text:p text:style-name="P37">0.23<text:tab/>('cat', 'trump') </text:p>
            <text:p text:style-name="P37">0.20<text:tab/>('easi', 'trump')</text:p>
          </table:table-cell>
          <table:table-cell table:style-name="Table2.D2" office:value-type="string">
            <text:p text:style-name="P38">0.68<text:tab/>('cat', 'easi')</text:p>
            <text:p text:style-name="P38">0.61<text:tab/>('easi', 'car') </text:p>
            <text:p text:style-name="P38">0.58<text:tab/>('cat', 'car') <text:s text:c="4"/></text:p>
            <text:p text:style-name="P38">0.47<text:tab/>('#egypt', 'trump')</text:p>
            <text:p text:style-name="P38">0.37<text:tab/>('cat', 'trump') <text:s text:c="4"/></text:p>
            <text:p text:style-name="P38">0.33<text:tab/>('easi', 'trump')</text:p>
          </table:table-cell>
        </table:table-row>
      </table:table>
      <text:p text:style-name="P15"/>
      <text:p text:style-name="P29">Sample similarity measures</text:p>
      <text:p text:style-name="P27">Includes absolute proportional word count difference (APWCD)</text:p>
      <text:p text:style-name="P21"><draw:frame draw:style-name="fr1" draw:name="Object1" text:anchor-type="paragraph" svg:x="-0.074cm" svg:y="0.046cm" svg:width="8.708cm" svg:height="7.071cm" draw:z-index="0"><draw:object xlink:href="./Object 1" xlink:type="simple" xlink:show="embed" xlink:actuate="onLoad"/><draw:image xlink:href="./ObjectReplacements/Object 1" xlink:type="simple" xlink:show="embed" xlink:actuate="onLoad"/></draw:frame><draw:frame draw:style-name="fr1" draw:name="Object2" text:anchor-type="paragraph" svg:x="8.722cm" svg:y="0.067cm" svg:width="8.878cm" svg:height="7.052cm" draw:z-index="1"><draw:object xlink:href="./Object 2" xlink:type="simple" xlink:show="embed" xlink:actuate="onLoad"/><draw:image xlink:href="./ObjectReplacements/Object 2" xlink:type="simple" xlink:show="embed" xlink:actuate="onLoad"/></draw:frame></text:p>
      <text:p text:style-name="P21"/>
      <text:p text:style-name="P21"/>
      <text:p text:style-name="P7"><text:soft-page-break/>Bibliography</text:p>
      <text:p text:style-name="P24">Daniel Jurafsky &amp; James H. Martin. <text:span text:style-name="T8">(</text:span>2016<text:span text:style-name="T8">)</text:span>. Speech and Language Processing. Draft of November 7, 2016. <text:span text:style-name="T8">Section 15.2</text:span></text:p>
      <text:p text:style-name="P9"><text:s/></text:p>
      <text:p text:style-name="P9">Levy, O., Goldberg, Y., and Dagan, I. (2015). Improving distributional similarity with lessons learned from word embeddings. TACL, 3, 211–225.</text:p>
      <text:p text:style-name="P9"/>
      <text:p text:style-name="P9">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1.30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8T13:54:49.002972938</dc:date>
    <dc:creator>Stephen Graham</dc:creator>
    <meta:editing-duration>PT2H7M37S</meta:editing-duration>
    <meta:editing-cycles>14</meta:editing-cycles>
    <meta:generator>LibreOffice/4.3.7.2$Linux_X86_64 LibreOffice_project/430$Build-2</meta:generator>
    <meta:document-statistic meta:table-count="2" meta:image-count="0" meta:object-count="2" meta:page-count="4" meta:paragraph-count="103" meta:word-count="1102" meta:character-count="7498" meta:non-whitespace-character-count="62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29cm"/>
    </style:style>
    <style:style style:name="co3" style:family="table-column">
      <style:table-column-properties fo:break-before="auto" style:column-width="1.658cm"/>
    </style:style>
    <style:style style:name="co4" style:family="table-column">
      <style:table-column-properties fo:break-before="auto" style:column-width="1.41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office:automatic-styles>
  <office:body>
    <office:spreadsheet>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table:number-columns-repeated="14"/>
          <table:table-cell office:value-type="string" calcext:value-type="string">
            <text:p>Sorted by cosine similarity (ppmi_alpha)</text:p>
          </table:table-cell>
          <table:table-cell/>
          <table:table-cell table:style-name="Default"/>
        </table:table-row>
        <table:table-row table:style-name="ro1">
          <table:table-cell table:number-columns-repeated="14"/>
          <table:table-cell office:value-type="string" calcext:value-type="string">
            <text:p>Word Pairs</text:p>
          </table:table-cell>
          <table:table-cell office:value-type="string" calcext:value-type="string">
            <text:p>Similarity</text:p>
          </table:table-cell>
          <table:table-cell table:style-name="Default" office:value-type="string" calcext:value-type="string">
            <text:p>APWCD</text:p>
          </table:table-cell>
        </table:table-row>
        <table:table-row table:style-name="ro1">
          <table:table-cell table:number-columns-repeated="14"/>
          <table:table-cell office:value-type="string" calcext:value-type="string">
            <text:p>('comput', 'pc') <text:s text:c="13"/></text:p>
          </table:table-cell>
          <table:table-cell office:value-type="float" office:value="0.26" calcext:value-type="float">
            <text:p>0.26</text:p>
          </table:table-cell>
          <table:table-cell office:value-type="float" office:value="0.442856502040999" calcext:value-type="float">
            <text:p>0.44</text:p>
          </table:table-cell>
        </table:table-row>
        <table:table-row table:style-name="ro1">
          <table:table-cell table:number-columns-repeated="14"/>
          <table:table-cell office:value-type="string" calcext:value-type="string">
            <text:p>('pc', 'mac') <text:s text:c="16"/></text:p>
          </table:table-cell>
          <table:table-cell office:value-type="float" office:value="0.12" calcext:value-type="float">
            <text:p>0.12</text:p>
          </table:table-cell>
          <table:table-cell office:value-type="float" office:value="0.201937904801069" calcext:value-type="float">
            <text:p>0.20</text:p>
          </table:table-cell>
        </table:table-row>
        <table:table-row table:style-name="ro1">
          <table:table-cell table:number-columns-repeated="14"/>
          <table:table-cell office:value-type="string" calcext:value-type="string">
            <text:p>('pc', 'mous') <text:s text:c="15"/></text:p>
          </table:table-cell>
          <table:table-cell office:value-type="float" office:value="0.08" calcext:value-type="float">
            <text:p>0.08</text:p>
          </table:table-cell>
          <table:table-cell office:value-type="float" office:value="0.472186992544478" calcext:value-type="float">
            <text:p>0.47</text:p>
          </table:table-cell>
        </table:table-row>
        <table:table-row table:style-name="ro1">
          <table:table-cell table:number-columns-repeated="14"/>
          <table:table-cell office:value-type="string" calcext:value-type="string">
            <text:p>('comput', 'mac') <text:s text:c="12"/></text:p>
          </table:table-cell>
          <table:table-cell office:value-type="float" office:value="0.08" calcext:value-type="float">
            <text:p>0.08</text:p>
          </table:table-cell>
          <table:table-cell office:value-type="float" office:value="0.264579844156661" calcext:value-type="float">
            <text:p>0.26</text:p>
          </table:table-cell>
        </table:table-row>
        <table:table-row table:style-name="ro1">
          <table:table-cell table:number-columns-repeated="14"/>
          <table:table-cell office:value-type="string" calcext:value-type="string">
            <text:p>('mous', 'mac') <text:s text:c="14"/></text:p>
          </table:table-cell>
          <table:table-cell office:value-type="float" office:value="0.07" calcext:value-type="float">
            <text:p>0.07</text:p>
          </table:table-cell>
          <table:table-cell office:value-type="float" office:value="0.615441081221123" calcext:value-type="float">
            <text:p>0.62</text:p>
          </table:table-cell>
        </table:table-row>
        <table:table-row table:style-name="ro1">
          <table:table-cell table:number-columns-repeated="14"/>
          <table:table-cell office:value-type="string" calcext:value-type="string">
            <text:p>('comput', 'mous') <text:s text:c="11"/></text:p>
          </table:table-cell>
          <table:table-cell office:value-type="float" office:value="0.06" calcext:value-type="float">
            <text:p>0.06</text:p>
          </table:table-cell>
          <table:table-cell office:value-type="float" office:value="0.756790265056556" calcext:value-type="float">
            <text:p>0.76</text:p>
          </table:table-cell>
        </table:table-row>
        <table:table-row table:style-name="ro1">
          <table:table-cell table:number-columns-repeated="14"/>
          <table:table-cell office:value-type="string" calcext:value-type="string">
            <text:p>('pc', 'phone') <text:s text:c="14"/></text:p>
          </table:table-cell>
          <table:table-cell office:value-type="float" office:value="0.02" calcext:value-type="float">
            <text:p>0.02</text:p>
          </table:table-cell>
          <table:table-cell office:value-type="float" office:value="0.861701594611658" calcext:value-type="float">
            <text:p>0.86</text:p>
          </table:table-cell>
        </table:table-row>
        <table:table-row table:style-name="ro1">
          <table:table-cell table:number-columns-repeated="14"/>
          <table:table-cell office:value-type="string" calcext:value-type="string">
            <text:p>('mous', 'phone') <text:s text:c="12"/></text:p>
          </table:table-cell>
          <table:table-cell office:value-type="float" office:value="0.02" calcext:value-type="float">
            <text:p>0.02</text:p>
          </table:table-cell>
          <table:table-cell office:value-type="float" office:value="0.948115351004952" calcext:value-type="float">
            <text:p>0.95</text:p>
          </table:table-cell>
        </table:table-row>
        <table:table-row table:style-name="ro1">
          <table:table-cell table:number-columns-repeated="14"/>
          <table:table-cell office:value-type="string" calcext:value-type="string">
            <text:p>('pc', 'machin') <text:s text:c="13"/></text:p>
          </table:table-cell>
          <table:table-cell office:value-type="float" office:value="0.02" calcext:value-type="float">
            <text:p>0.02</text:p>
          </table:table-cell>
          <table:table-cell office:value-type="float" office:value="0.058803916219575" calcext:value-type="float">
            <text:p>0.06</text:p>
          </table:table-cell>
        </table:table-row>
        <table:table-row table:style-name="ro1">
          <table:table-cell table:number-columns-repeated="14"/>
          <table:table-cell office:value-type="string" calcext:value-type="string">
            <text:p>('comput', 'machin') <text:s text:c="9"/></text:p>
          </table:table-cell>
          <table:table-cell office:value-type="float" office:value="0.02" calcext:value-type="float">
            <text:p>0.02</text:p>
          </table:table-cell>
          <table:table-cell office:value-type="float" office:value="0.394321383675062" calcext:value-type="float">
            <text:p>0.39</text:p>
          </table:table-cell>
        </table:table-row>
        <table:table-row table:style-name="ro1">
          <table:table-cell table:number-columns-repeated="14"/>
          <table:table-cell office:value-type="string" calcext:value-type="string">
            <text:p>('phone', 'mac') <text:s text:c="13"/></text:p>
          </table:table-cell>
          <table:table-cell office:value-type="float" office:value="0.01" calcext:value-type="float">
            <text:p>0.01</text:p>
          </table:table-cell>
          <table:table-cell office:value-type="float" office:value="0.798755264842418" calcext:value-type="float">
            <text:p>0.80</text:p>
          </table:table-cell>
        </table:table-row>
        <table:table-row table:style-name="ro1">
          <table:table-cell table:number-columns-repeated="14"/>
          <table:table-cell office:value-type="string" calcext:value-type="string">
            <text:p>('comput', 'phone') <text:s text:c="10"/></text:p>
          </table:table-cell>
          <table:table-cell office:value-type="float" office:value="0.01" calcext:value-type="float">
            <text:p>0.01</text:p>
          </table:table-cell>
          <table:table-cell office:value-type="float" office:value="0.677315604832601" calcext:value-type="float">
            <text:p>0.68</text:p>
          </table:table-cell>
        </table:table-row>
        <table:table-row table:style-name="ro1">
          <table:table-cell table:number-columns-repeated="14"/>
          <table:table-cell office:value-type="string" calcext:value-type="string">
            <text:p>('phone', 'machin') <text:s text:c="10"/></text:p>
          </table:table-cell>
          <table:table-cell office:value-type="float" office:value="0.01" calcext:value-type="float">
            <text:p>0.01</text:p>
          </table:table-cell>
          <table:table-cell office:value-type="float" office:value="0.845753201147655" calcext:value-type="float">
            <text:p>0.85</text:p>
          </table:table-cell>
        </table:table-row>
        <table:table-row table:style-name="ro1">
          <table:table-cell table:number-columns-repeated="14"/>
          <table:table-cell office:value-type="string" calcext:value-type="string">
            <text:p>('mac', 'machin') <text:s text:c="12"/></text:p>
          </table:table-cell>
          <table:table-cell office:value-type="float" office:value="0.01" calcext:value-type="float">
            <text:p>0.01</text:p>
          </table:table-cell>
          <table:table-cell office:value-type="float" office:value="0.144854093223658" calcext:value-type="float">
            <text:p>0.14</text:p>
          </table:table-cell>
        </table:table-row>
        <table:table-row table:style-name="ro1">
          <table:table-cell table:number-columns-repeated="14"/>
          <table:table-cell office:value-type="string" calcext:value-type="string">
            <text:p>('mous', 'machin') <text:s text:c="11"/></text:p>
          </table:table-cell>
          <table:table-cell office:value-type="float" office:value="0.01" calcext:value-type="float">
            <text:p>0.01</text:p>
          </table:table-cell>
          <table:table-cell office:value-type="float" office:value="0.516645500233374" calcext:value-type="float">
            <text:p>0.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4" number:min-integer-digits="1"/>
    </number:number-style>
    <number:number-style style:name="N112">
      <number:number number:decimal-places="9"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3" number:min-integer-digits="1"/>
    </number:number-style>
    <style:style style:name="Default" style:family="table-cell">
      <style:text-properties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3:13:40.176810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29cm"/>
    </style:style>
    <style:style style:name="co3" style:family="table-column">
      <style:table-column-properties fo:break-before="auto" style:column-width="1.522cm"/>
    </style:style>
    <style:style style:name="co4" style:family="table-column">
      <style:table-column-properties fo:break-before="auto" style:column-width="1.45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office:automatic-styles>
  <office:body>
    <office:spreadsheet>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17"/>
        </table:table-row>
        <table:table-row table:style-name="ro1">
          <table:table-cell table:number-columns-repeated="14"/>
          <table:table-cell office:value-type="string" calcext:value-type="string">
            <text:p>Sorted by Jaccard similarity</text:p>
          </table:table-cell>
          <table:table-cell table:number-columns-repeated="2"/>
        </table:table-row>
        <table:table-row table:style-name="ro1">
          <table:table-cell table:number-columns-repeated="14"/>
          <table:table-cell office:value-type="string" calcext:value-type="string">
            <text:p>Word Pairs</text:p>
          </table:table-cell>
          <table:table-cell office:value-type="string" calcext:value-type="string">
            <text:p>Similarity</text:p>
          </table:table-cell>
          <table:table-cell table:style-name="ce1" office:value-type="string" calcext:value-type="string">
            <text:p>APWCD</text:p>
          </table:table-cell>
        </table:table-row>
        <table:table-row table:style-name="ro1">
          <table:table-cell table:number-columns-repeated="14"/>
          <table:table-cell office:value-type="string" calcext:value-type="string">
            <text:p>('mac', 'machin') <text:s text:c="12"/></text:p>
          </table:table-cell>
          <table:table-cell office:value-type="float" office:value="0.5" calcext:value-type="float">
            <text:p>0.5</text:p>
          </table:table-cell>
          <table:table-cell table:style-name="ce1" office:value-type="float" office:value="0.144854093223658" calcext:value-type="float">
            <text:p>0.14</text:p>
          </table:table-cell>
        </table:table-row>
        <table:table-row table:style-name="ro1">
          <table:table-cell table:number-columns-repeated="14"/>
          <table:table-cell office:value-type="string" calcext:value-type="string">
            <text:p>('comput', 'mac') <text:s text:c="12"/></text:p>
          </table:table-cell>
          <table:table-cell office:value-type="float" office:value="0.5" calcext:value-type="float">
            <text:p>0.5</text:p>
          </table:table-cell>
          <table:table-cell table:style-name="ce1" office:value-type="float" office:value="0.264579844156661" calcext:value-type="float">
            <text:p>0.26</text:p>
          </table:table-cell>
        </table:table-row>
        <table:table-row table:style-name="ro1">
          <table:table-cell table:number-columns-repeated="14"/>
          <table:table-cell office:value-type="string" calcext:value-type="string">
            <text:p>('pc', 'mac') <text:s text:c="16"/></text:p>
          </table:table-cell>
          <table:table-cell office:value-type="float" office:value="0.49" calcext:value-type="float">
            <text:p>0.49</text:p>
          </table:table-cell>
          <table:table-cell table:style-name="ce1" office:value-type="float" office:value="0.201937904801069" calcext:value-type="float">
            <text:p>0.20</text:p>
          </table:table-cell>
        </table:table-row>
        <table:table-row table:style-name="ro1">
          <table:table-cell table:number-columns-repeated="14"/>
          <table:table-cell office:value-type="string" calcext:value-type="string">
            <text:p>('comput', 'machin') <text:s text:c="9"/></text:p>
          </table:table-cell>
          <table:table-cell office:value-type="float" office:value="0.48" calcext:value-type="float">
            <text:p>0.48</text:p>
          </table:table-cell>
          <table:table-cell table:style-name="ce1" office:value-type="float" office:value="0.394321383675062" calcext:value-type="float">
            <text:p>0.39</text:p>
          </table:table-cell>
        </table:table-row>
        <table:table-row table:style-name="ro1">
          <table:table-cell table:number-columns-repeated="14"/>
          <table:table-cell office:value-type="string" calcext:value-type="string">
            <text:p>('pc', 'machin') <text:s text:c="13"/></text:p>
          </table:table-cell>
          <table:table-cell office:value-type="float" office:value="0.47" calcext:value-type="float">
            <text:p>0.47</text:p>
          </table:table-cell>
          <table:table-cell table:style-name="ce1" office:value-type="float" office:value="0.058803916219575" calcext:value-type="float">
            <text:p>0.06</text:p>
          </table:table-cell>
        </table:table-row>
        <table:table-row table:style-name="ro1">
          <table:table-cell table:number-columns-repeated="14"/>
          <table:table-cell office:value-type="string" calcext:value-type="string">
            <text:p>('comput', 'pc') <text:s text:c="13"/></text:p>
          </table:table-cell>
          <table:table-cell office:value-type="float" office:value="0.47" calcext:value-type="float">
            <text:p>0.47</text:p>
          </table:table-cell>
          <table:table-cell table:style-name="ce1" office:value-type="float" office:value="0.442856502040999" calcext:value-type="float">
            <text:p>0.44</text:p>
          </table:table-cell>
        </table:table-row>
        <table:table-row table:style-name="ro1">
          <table:table-cell table:number-columns-repeated="14"/>
          <table:table-cell office:value-type="string" calcext:value-type="string">
            <text:p>('mous', 'machin') <text:s text:c="11"/></text:p>
          </table:table-cell>
          <table:table-cell office:value-type="float" office:value="0.35" calcext:value-type="float">
            <text:p>0.35</text:p>
          </table:table-cell>
          <table:table-cell table:style-name="ce1" office:value-type="float" office:value="0.516645500233374" calcext:value-type="float">
            <text:p>0.52</text:p>
          </table:table-cell>
        </table:table-row>
        <table:table-row table:style-name="ro1">
          <table:table-cell table:number-columns-repeated="14"/>
          <table:table-cell office:value-type="string" calcext:value-type="string">
            <text:p>('comput', 'phone') <text:s text:c="10"/></text:p>
          </table:table-cell>
          <table:table-cell office:value-type="float" office:value="0.35" calcext:value-type="float">
            <text:p>0.35</text:p>
          </table:table-cell>
          <table:table-cell table:style-name="ce1" office:value-type="float" office:value="0.677315604832601" calcext:value-type="float">
            <text:p>0.68</text:p>
          </table:table-cell>
        </table:table-row>
        <table:table-row table:style-name="ro1">
          <table:table-cell table:number-columns-repeated="14"/>
          <table:table-cell office:value-type="string" calcext:value-type="string">
            <text:p>('pc', 'mous') <text:s text:c="15"/></text:p>
          </table:table-cell>
          <table:table-cell office:value-type="float" office:value="0.33" calcext:value-type="float">
            <text:p>0.33</text:p>
          </table:table-cell>
          <table:table-cell table:style-name="ce1" office:value-type="float" office:value="0.472186992544478" calcext:value-type="float">
            <text:p>0.47</text:p>
          </table:table-cell>
        </table:table-row>
        <table:table-row table:style-name="ro1">
          <table:table-cell table:number-columns-repeated="14"/>
          <table:table-cell office:value-type="string" calcext:value-type="string">
            <text:p>('mous', 'mac') <text:s text:c="14"/></text:p>
          </table:table-cell>
          <table:table-cell office:value-type="float" office:value="0.31" calcext:value-type="float">
            <text:p>0.31</text:p>
          </table:table-cell>
          <table:table-cell table:style-name="ce1" office:value-type="float" office:value="0.615441081221123" calcext:value-type="float">
            <text:p>0.62</text:p>
          </table:table-cell>
        </table:table-row>
        <table:table-row table:style-name="ro1">
          <table:table-cell table:number-columns-repeated="14"/>
          <table:table-cell office:value-type="string" calcext:value-type="string">
            <text:p>('phone', 'mac') <text:s text:c="13"/></text:p>
          </table:table-cell>
          <table:table-cell office:value-type="float" office:value="0.27" calcext:value-type="float">
            <text:p>0.27</text:p>
          </table:table-cell>
          <table:table-cell table:style-name="ce1" office:value-type="float" office:value="0.798755264842418" calcext:value-type="float">
            <text:p>0.80</text:p>
          </table:table-cell>
        </table:table-row>
        <table:table-row table:style-name="ro1">
          <table:table-cell table:number-columns-repeated="14"/>
          <table:table-cell office:value-type="string" calcext:value-type="string">
            <text:p>('comput', 'mous') <text:s text:c="11"/></text:p>
          </table:table-cell>
          <table:table-cell office:value-type="float" office:value="0.26" calcext:value-type="float">
            <text:p>0.26</text:p>
          </table:table-cell>
          <table:table-cell table:style-name="ce1" office:value-type="float" office:value="0.756790265056556" calcext:value-type="float">
            <text:p>0.76</text:p>
          </table:table-cell>
        </table:table-row>
        <table:table-row table:style-name="ro1">
          <table:table-cell table:number-columns-repeated="14"/>
          <table:table-cell office:value-type="string" calcext:value-type="string">
            <text:p>('phone', 'machin') <text:s text:c="10"/></text:p>
          </table:table-cell>
          <table:table-cell office:value-type="float" office:value="0.25" calcext:value-type="float">
            <text:p>0.25</text:p>
          </table:table-cell>
          <table:table-cell table:style-name="ce1" office:value-type="float" office:value="0.845753201147655" calcext:value-type="float">
            <text:p>0.85</text:p>
          </table:table-cell>
        </table:table-row>
        <table:table-row table:style-name="ro1">
          <table:table-cell table:number-columns-repeated="14"/>
          <table:table-cell office:value-type="string" calcext:value-type="string">
            <text:p>('pc', 'phone') <text:s text:c="14"/></text:p>
          </table:table-cell>
          <table:table-cell office:value-type="float" office:value="0.23" calcext:value-type="float">
            <text:p>0.23</text:p>
          </table:table-cell>
          <table:table-cell table:style-name="ce1" office:value-type="float" office:value="0.861701594611658" calcext:value-type="float">
            <text:p>0.86</text:p>
          </table:table-cell>
        </table:table-row>
        <table:table-row table:style-name="ro1">
          <table:table-cell table:number-columns-repeated="14"/>
          <table:table-cell office:value-type="string" calcext:value-type="string">
            <text:p>('mous', 'phone') <text:s text:c="12"/></text:p>
          </table:table-cell>
          <table:table-cell office:value-type="float" office:value="0.11" calcext:value-type="float">
            <text:p>0.11</text:p>
          </table:table-cell>
          <table:table-cell table:style-name="ce1" office:value-type="float" office:value="0.948115351004952" calcext:value-type="float">
            <text:p>0.9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4" number:min-integer-digits="1"/>
    </number:number-style>
    <number:number-style style:name="N112">
      <number:number number:decimal-places="9"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3" number:min-integer-digits="1"/>
    </number:number-style>
    <style:style style:name="Default" style:family="table-cell">
      <style:text-properties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3:13:46.095377058">00:00:00</text:time></text:p>
        </style:region-right>
      </style:header>
      <style:header-left style:display="false"/>
      <style:footer>
        <text:p>Page <text:page-number>1</text:page-number> / <text:page-count>99</text:page-count></text:p>
      </style:footer>
      <style:footer-left style:display="false"/>
    </style:master-page>
  </office:master-styles>
</office:document-styles>
</file>